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d961" officeooo:paragraph-rsid="0015d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 лекции:</text:p>
      <text:p text:style-name="P1">Грамматика</text:p>
      <text:p text:style-name="P1">Морфология (морфема и словоформа)</text:p>
      <text:p text:style-name="P1">Значения морфем</text:p>
      <text:p text:style-name="P1">Типы морфем</text:p>
      <text:p text:style-name="P1">Основные способы образования слов</text:p>
      <text:p text:style-name="P1">Способы соединения морфем</text:p>
      <text:p text:style-name="P1">Морфологическая типология языков</text:p>
      <text:p text:style-name="P1">Способы выражения грамматических значений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44:49.545865162</meta:creation-date>
    <dc:date>2023-11-29T16:54:25.230317688</dc:date>
    <meta:editing-duration>PT1H9M50S</meta:editing-duration>
    <meta:editing-cycles>1</meta:editing-cycles>
    <meta:document-statistic meta:table-count="0" meta:image-count="0" meta:object-count="0" meta:page-count="1" meta:paragraph-count="9" meta:word-count="25" meta:character-count="212" meta:non-whitespace-character-count="196"/>
    <meta:generator>LibreOffice/7.6.2.1$Linux_X86_64 LibreOffice_project/60$Build-1</meta:generator>
  </office:meta>
</office:document-meta>
</file>